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paragraph-properties fo:text-align="center" style:justify-single-word="false"/>
      <style:text-properties style:font-name="Georgia" fo:font-size="10.5pt" style:font-size-asian="10.5pt" style:font-size-complex="10.5pt"/>
    </style:style>
    <style:style style:name="P3" style:family="paragraph" style:parent-style-name="Standard">
      <style:paragraph-properties fo:text-align="start" style:justify-single-word="false"/>
      <style:text-properties style:font-name="Georgia" fo:font-size="10.5pt" style:font-size-asian="10.5pt" style:font-size-complex="10.5pt"/>
    </style:style>
    <style:style style:name="P4" style:family="paragraph" style:parent-style-name="Standard">
      <style:paragraph-properties fo:text-align="start" style:justify-single-word="false"/>
    </style:style>
    <style:style style:name="P5" style:family="paragraph" style:parent-style-name="Standard" style:master-page-name="Standard">
      <style:paragraph-properties fo:text-align="center" style:justify-single-word="false" style:page-number="auto"/>
      <style:text-properties style:font-name="Georgia" fo:font-size="14pt"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color="#802020" style:font-name="Georgia" fo:font-size="12pt" fo:language="none" fo:country="none" fo:font-weight="bold" style:font-name-asian="Georgia" style:font-size-asian="12pt" style:language-asian="none" style:country-asian="none" style:font-weight-asian="bold" style:font-name-complex="Georgia" style:font-size-complex="12pt" style:language-complex="none" style:country-complex="none" style:font-weight-complex="bold"/>
    </style:style>
    <style:style style:name="T4" style:family="text">
      <style:text-properties fo:color="#802020"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5" style:family="text">
      <style:text-properties fo:color="#80202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6"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7"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8" style:family="text">
      <style:text-properties style:font-name="Georgia" fo:font-size="10.5pt" fo:language="none" fo:country="none" fo:font-weight="bold" style:font-name-asian="Georgia" style:font-size-asian="10.5pt" style:language-asian="none" style:country-asian="none" style:font-weight-asian="bold" style:font-name-complex="Georgia" style:font-size-complex="10.5pt" style:language-complex="none" style:country-complex="none" style:font-weight-complex="bold"/>
    </style:style>
    <style:style style:name="T9" style:family="text">
      <style:text-properties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T10" style:family="text">
      <style:text-properties style:font-name="Georgia" fo:font-size="10.5pt" style:font-size-asian="10.5pt" style:font-size-complex="10.5pt"/>
    </style:style>
    <style:style style:name="T11" style:family="text">
      <style:text-properties style:font-name="Georgia" fo:font-size="10.5pt" fo:font-weight="bold" style:font-size-asian="10.5pt" style:font-weight-asian="bold" style:font-size-complex="10.5pt" style:font-weight-complex="bold"/>
    </style:style>
    <style:style style:name="T12" style:family="text">
      <style:text-properties fo:color="#000000" style:font-name="Georgia" fo:font-size="10.5pt" fo:language="none" fo:country="none"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Lessons From a Bike Ride </text:p>
      <text:p text:style-name="P2"/>
      <text:p text:style-name="P4"><text:span text:style-name="T11">Text:</text:span><text:span text:style-name="T10"> I </text:span><text:span text:style-name="T12">Peter 1:7 “That the trial of your faith, being much more precious than of gold that perisheth, though it be tried with fire, might be found unto praise and honour and glory at the appearing of Jesus Christ:”</text:span></text:p>
      <text:p text:style-name="P3"/>
      <text:p text:style-name="P1"><text:span text:style-name="T1">Introduction:</text:span> I used to ride (on my bicycle) to work, I was able to <text:s/>pray or mull over scriptures as I rode. Here are some of the lessons that I have learned on my ride to work. </text:p>
      <text:p text:style-name="P1"/>
      <text:p text:style-name="P1"><text:span text:style-name="T1">I. Sometimes the dogs aren’t real.</text:span> One morning I was riding down a city street and saw a black shape heading for my leg. I kicked at it and it ran away. A minute later it was coming back so I kicked at it again. I couldn’t believe it but it came back for a third try. I was wondering if it was the same dog when I realized that it was the shadow produced as I passed under the streetlights.</text:p>
      <text:p text:style-name="P1"><text:s text:c="2"/>Paul tells about a time of struggle in II Corinthians 7:5. He said: “For, when we were come into Macedonia, our flesh had no rest, but we were troubled on every side; without were fightings, <text:span text:style-name="T2">within were fears.</text:span>” Most of us are paralyzed by the fears within and never even see the fighting without.</text:p>
      <text:p text:style-name="P1"><text:s text:c="2"/>I wonder how many times we allow fear to overwhelm us and, in reality, we are kicking at shadows. The problem is not generated from any type of reality but rather because we struggle with our relationship with the light.</text:p>
      <text:p text:style-name="P1"/>
      <text:p text:style-name="P1"><text:span text:style-name="T1">II. Sometimes we cause our own hazards.</text:span> It is the stick that you run over that hits you in the foot or gets tangled in the spokes. It is the mud puddle that you’re trying to miss that causes you to go down. Peter talks about Lot, in the Old Testament. He points out that Lot was: "…vexed with the filthy conversation of the wicked:" (II Peter 2:7). <text:s/>Lot got into the extreme mess that cost the life of most of his family members because he put himself in a situation where it was easier to fall than it was to stand.</text:p>
      <text:p text:style-name="P1"/>
      <text:p text:style-name="P1"><text:span text:style-name="T1">III. It doesn’t feel good all the time.</text:span> When you are riding you get comments from others who say things like: “I can’t believe that you ride that far. You must really be getting in shape,” or I wish I could do something like that.” My chest puffs out and I try to say something that sounds humble but really I am not humble at that moment. I forget for a second or two that you can’t ride 11 and ½ miles painlessly. I have learned that when the wind is in your face and you are riding uphill it is a painful situation. As the fat is becoming muscle it hurts. When your muscles hurt the most is when they are being developed. </text:p>
      <text:p text:style-name="P1">Paul said in II Corinthians 12:10: “Therefore I take pleasure in infirm-ities, in reproaches, in necessities, in persecutions, in distresses for Christ's sake: for when I am weak, then am I strong.”</text:p>
      <text:p text:style-name="P1"/>
      <text:p text:style-name="P1"><text:span text:style-name="T1">IV. It pays to pay attention.</text:span> Most bicycle accidents or near accidents are caused by riders not paying attention. More than once, I have been run off of the trail by someone looking down or sideways instead of looking where they are going. I finally broke down and purchased a bicycle bell. You would not believe the times that I have seen someone approaching who is not paying attention and I have been ringing the bell over and over but to no avail. I came to the realization that you cannot make people listen. Some people will run into the ditch or run you into the ditch no matter how much you try to get their attention. They will always say that they are sorry but that will not fix your broken bike. Matthew talks about a farmer who was not attentive to what was happening in his fields. He said in 13:25: "But while men slept, his enemy came and sowed tares among the wheat…"</text:p>
      <text:p text:style-name="P1"/>
      <text:p text:style-name="P1"><text:span text:style-name="T1">V. Some parts of the trail are a pain.</text:span> When I went to work the trip was mostly downhill except for the very end when I rode up a pretty steep hill. Usually I had to gear up (about 3 speeds) to get up the hill but it is worth it because I got to fly down the entry road into the prison. Coming home that entry road was my toughest part of the trip. I started out (from a dead stop) climbing that hill. I was being passed by car after car and I’m sure that they feel sorry for me as they see me labor just to keep the bicycle on its wheels. One man who passed me one evening; saw me the next day. He said: “I saw you laboring to climb that hill and noticed as I passed that your lips were moving. What were you saying?” </text:p>
      <text:p text:style-name="P1"><text:s text:c="2"/>I said: “I think I can…I think I can… I think I can… I think I can… I think I can…</text:p>
      <text:p text:style-name="P1"/>
      <text:p text:style-name="P1"><text:span text:style-name="T1">Conclude:</text:span> Have you found out that you may be your worst enemy in this walk with God? Have you recognized that you are being controlled by some foolish fears? Perhaps your life is out of sync because you have failed to be spiritually attentive. Have you learned that growing does hurt? God wants you to enjoy the rid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essons from a Biker </dc:title>
    <meta:initial-creator>Joel Tice</meta:initial-creator>
    <meta:creation-date>2007-06-09T22:11:00</meta:creation-date>
    <dc:creator>Joel Tice</dc:creator>
    <dc:date>2019-03-23T12:17:55.02</dc:date>
    <meta:editing-cycles>9</meta:editing-cycles>
    <meta:editing-duration>PT8H6M</meta:editing-duration>
    <meta:generator>OpenOffice/4.1.3$Win32 OpenOffice.org_project/413m1$Build-9783</meta:generator>
    <meta:document-statistic meta:table-count="0" meta:image-count="0" meta:object-count="0" meta:page-count="1" meta:paragraph-count="13" meta:word-count="911" meta:character-count="4670"/>
  </office:meta>
</office:document-meta>
</file>